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028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1598in"/>
    </style:style>
    <style:style style:name="co11" style:family="table-column">
      <style:table-column-properties fo:break-before="auto" style:column-width="2.156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0.7465in"/>
    </style:style>
    <style:style style:name="co15" style:family="table-column">
      <style:table-column-properties fo:break-before="auto" style:column-width="1.0854in"/>
    </style:style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1.7957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text-position="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17" style:family="table-cell" style:parent-style-name="Default" style:data-style-name="N3">
      <style:table-cell-properties fo:border="none"/>
      <style:text-properties style:text-position="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  <style:text-properties style:text-position="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text-position="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 style:data-style-name="N3">
      <style:text-properties style:text-position="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"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3">
      <style:text-properties style:font-name="Arial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font-name="Arial" fo:font-weight="normal" style:font-weight-asian="normal" style:font-weight-complex="normal"/>
    </style:style>
    <style:style style:name="ce38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font-name="Arial"/>
    </style:style>
    <style:style style:name="ce39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font-name="Arial"/>
    </style:style>
    <style:style style:name="ce40" style:family="table-cell" style:parent-style-name="Default" style:data-style-name="N5">
      <style:text-properties style:font-name="Arial"/>
    </style:style>
    <style:style style:name="ce41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5">
      <style:table-cell-properties fo:border-bottom="none" fo:border-left="none" fo:border-right="none" fo:border-top="0.06pt solid #000000"/>
      <style:text-properties style:font-name="Arial"/>
    </style:style>
    <style:style style:name="ce43" style:family="table-cell" style:parent-style-name="Default" style:data-style-name="N5">
      <style:table-cell-properties fo:border-bottom="0.06pt solid #000000" fo:border-left="none" fo:border-right="none" fo:border-top="none"/>
      <style:text-properties style:font-name="Arial"/>
    </style:style>
    <style:style style:name="ce44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font-name="Arial"/>
    </style:style>
    <style:style style:name="ce45" style:family="table-cell" style:parent-style-name="Default" style:data-style-name="N3">
      <style:table-cell-properties fo:border-bottom="none" fo:border-left="none" fo:border-right="0.06pt solid #000000" fo:border-top="none"/>
      <style:text-properties style:font-name="Arial"/>
    </style:style>
    <style:style style:name="ce46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font-name="Arial"/>
    </style:style>
    <style:style style:name="ce47" style:family="table-cell" style:parent-style-name="Default" style:data-style-name="N3">
      <style:table-cell-properties fo:border="none"/>
      <style:text-properties style:font-name="Arial"/>
    </style:style>
    <style:style style:name="ce48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font-name="Arial"/>
    </style:style>
    <style:style style:name="ce49" style:family="table-cell" style:parent-style-name="Default" style:data-style-name="N3">
      <style:table-cell-properties fo:border-bottom="none" fo:border-left="0.06pt solid #000000" fo:border-right="none" fo:border-top="none"/>
      <style:text-properties style:font-name="Arial"/>
    </style:style>
    <style:style style:name="ce50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order="none"/>
      <style:text-properties style:font-name="Arial"/>
    </style:style>
    <style:style style:name="ce53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 style:data-style-name="N3">
      <style:table-cell-properties fo:border-bottom="0.06pt solid #000000" fo:border-left="none" fo:border-right="none" fo:border-top="none"/>
      <style:text-properties style:font-name="Arial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60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61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6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Arial"/>
    </style:style>
    <style:style style:name="ce6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"/>
    </style:style>
    <style:style style:name="ce6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"/>
    </style:style>
    <style:style style:name="ce6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33"/>
        <table:table-column table:style-name="co9" table:default-cell-style-name="ce34"/>
        <table:table-column table:style-name="co10" table:default-cell-style-name="ce35"/>
        <table:table-column table:style-name="co11" table:default-cell-style-name="ce40"/>
        <table:table-column table:style-name="co12" table:default-cell-style-name="ce35"/>
        <table:table-column table:style-name="co13" table:default-cell-style-name="ce33"/>
        <table:table-column table:style-name="co4" table:default-cell-style-name="ce35"/>
        <table:table-column table:style-name="co14" table:number-columns-repeated="8" table:default-cell-style-name="ce33"/>
        <table:table-column table:style-name="co15" table:default-cell-style-name="ce60"/>
        <table:table-column table:style-name="co6" table:default-cell-style-name="ce33"/>
        <table:table-column table:style-name="co13" table:default-cell-style-name="ce33"/>
        <table:table-column table:style-name="co16" table:default-cell-style-name="ce33"/>
        <table:table-column table:style-name="co17" table:default-cell-style-name="ce33"/>
        <table:table-column table:style-name="co7" table:number-columns-repeated="1004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4"/>
          <table:table-cell office:value-type="string" calcext:value-type="string">
            <text:p>hits in 1 Ticket</text:p>
          </table:table-cell>
          <table:table-cell table:style-name="ce36" office:value-type="string" calcext:value-type="string">
            <text:p>patterns in 5x5</text:p>
          </table:table-cell>
          <table:table-cell table:style-name="ce41" office:value-type="string" calcext:value-type="string">
            <text:p>1 / <text:s/>HYPGEOMDIST(<text:span text:style-name="T1">B</text:span>,22,25,75)</text:p>
          </table:table-cell>
          <table:table-cell table:style-name="ce36" office:value-type="string" calcext:value-type="string">
            <text:p>(75 over 22) / D</text:p>
          </table:table-cell>
          <table:table-cell table:style-name="ce34"/>
          <table:table-cell table:style-name="ce36" office:value-type="string" calcext:value-type="string">
            <text:p>0x-Bingo</text:p>
          </table:table-cell>
          <table:table-cell table:style-name="ce36" office:value-type="string" calcext:value-type="string">
            <text:p>1x-Bingo</text:p>
          </table:table-cell>
          <table:table-cell table:style-name="ce36" office:value-type="string" calcext:value-type="string">
            <text:p>2x-Bingo</text:p>
          </table:table-cell>
          <table:table-cell table:style-name="ce36" office:value-type="string" calcext:value-type="string">
            <text:p>3x-Bingo</text:p>
          </table:table-cell>
          <table:table-cell table:style-name="ce36" office:value-type="string" calcext:value-type="string">
            <text:p>4x-Bingo</text:p>
          </table:table-cell>
          <table:table-cell table:style-name="ce36" office:value-type="string" calcext:value-type="string">
            <text:p>5x-Bingo</text:p>
          </table:table-cell>
          <table:table-cell table:style-name="ce36" office:value-type="string" calcext:value-type="string">
            <text:p>6x-Bingo</text:p>
          </table:table-cell>
          <table:table-cell table:style-name="ce36" office:value-type="string" calcext:value-type="string">
            <text:p>7x-Bingo</text:p>
          </table:table-cell>
          <table:table-cell table:style-name="ce36" office:value-type="string" calcext:value-type="string">
            <text:p>8x-Bingo</text:p>
          </table:table-cell>
          <table:table-cell table:style-name="ce36" office:value-type="string" calcext:value-type="string">
            <text:p>sum (control)</text:p>
          </table:table-cell>
          <table:table-cell table:style-name="ce34" office:value-type="string" calcext:value-type="string">
            <text:p>diff (control)</text:p>
          </table:table-cell>
          <table:table-cell table:style-name="ce34"/>
          <table:table-cell table:style-name="Default"/>
          <table:table-cell table:style-name="ce34" table:number-columns-repeated="1005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3"/>
          <table:table-cell/>
          <table:table-cell table:style-name="Default" table:number-columns-repeated="12"/>
          <table:table-cell table:style-name="ce65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formula="of:=SUM([.C7:.C29])" office:value-type="float" office:value="33554105" calcext:value-type="float">
            <text:p>33,554,105</text:p>
          </table:table-cell>
          <table:table-cell/>
          <table:table-cell table:formula="of:=COMBIN(75; 22)" office:value-type="float" office:value="5.1632228474619E+018" calcext:value-type="float">
            <text:p>5,163,222,847,461,900,000</text:p>
          </table:table-cell>
          <table:table-cell/>
          <table:table-cell table:formula="of:=SUM([.G7:.G29])" office:value-type="float" office:value="23837322" calcext:value-type="float">
            <text:p>23,837,322</text:p>
          </table:table-cell>
          <table:table-cell table:style-name="ce35" table:formula="of:=SUM([.H7:.H29])" office:value-type="float" office:value="7476328" calcext:value-type="float">
            <text:p>7,476,328</text:p>
          </table:table-cell>
          <table:table-cell table:style-name="ce35" table:formula="of:=SUM([.I7:.I29])" office:value-type="float" office:value="1754188" calcext:value-type="float">
            <text:p>1,754,188</text:p>
          </table:table-cell>
          <table:table-cell table:style-name="ce35" table:formula="of:=SUM([.J7:.J29])" office:value-type="float" office:value="379562" calcext:value-type="float">
            <text:p>379,562</text:p>
          </table:table-cell>
          <table:table-cell table:style-name="ce35" table:formula="of:=SUM([.K7:.K29])" office:value-type="float" office:value="82849" calcext:value-type="float">
            <text:p>82,849</text:p>
          </table:table-cell>
          <table:table-cell table:style-name="ce35" table:formula="of:=SUM([.L7:.L29])" office:value-type="float" office:value="18632" calcext:value-type="float">
            <text:p>18,632</text:p>
          </table:table-cell>
          <table:table-cell table:style-name="ce35" table:formula="of:=SUM([.M7:.M29])" office:value-type="float" office:value="4240" calcext:value-type="float">
            <text:p>4,240</text:p>
          </table:table-cell>
          <table:table-cell table:style-name="ce35" table:formula="of:=SUM([.N7:.N29])" office:value-type="float" office:value="878" calcext:value-type="float">
            <text:p>878</text:p>
          </table:table-cell>
          <table:table-cell table:style-name="ce35" table:formula="of:=SUM([.O7:.O29])" office:value-type="float" office:value="106" calcext:value-type="float">
            <text:p>106</text:p>
          </table:table-cell>
          <table:table-cell table:formula="of:=SUM([.G5:.O5])" office:value-type="float" office:value="33554105" calcext:value-type="float">
            <text:p>33,554,105</text:p>
          </table:table-cell>
          <table:table-cell table:formula="of:=[.C5]-[.P5]" office:value-type="float" office:value="0" calcext:value-type="float">
            <text:p>0</text:p>
          </table:table-cell>
          <table:table-cell/>
          <table:table-cell table:formula="of:=2^25-[.P5]" office:value-type="float" office:value="327" calcext:value-type="float">
            <text:p>327</text:p>
          </table:table-cell>
          <table:table-cell office:value-type="string" calcext:value-type="string">
            <text:p>diff to 2^25 from patterns.pl</text:p>
          </table:table-cell>
          <table:table-cell table:number-columns-repeated="1004"/>
        </table:table-row>
        <table:table-row table:style-name="ro2">
          <table:table-cell table:number-columns-repeated="6"/>
          <table:table-cell table:style-name="ce33"/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7"/>
          <table:table-cell table:style-name="ce42" table:formula="of:=1/HYPGEOMDIST([.B7];22;25;75)" office:value-type="float" office:value="58177.2799421406" calcext:value-type="float">
            <text:p>58,177.28</text:p>
          </table:table-cell>
          <table:table-cell table:style-name="ce44" table:formula="of:=[.E$5]/[.D7]" office:value-type="float" office:value="88749815264600" calcext:value-type="float">
            <text:p>88,749,815,264,600</text:p>
          </table:table-cell>
          <table:table-cell/>
          <table:table-cell table:style-name="ce47"/>
          <table:table-cell table:style-name="ce52" table:number-columns-repeated="8"/>
          <table:table-cell table:style-name="ce61"/>
          <table:table-cell table:number-columns-repeated="1008"/>
        </table:table-row>
        <table:table-row table:style-name="ro2">
          <table:table-cell/>
          <table:table-cell table:formula="of:=[.B7]+1" office:value-type="float" office:value="1" calcext:value-type="float">
            <text:p>1</text:p>
          </table:table-cell>
          <table:table-cell table:style-name="ce38" table:formula="of:=COMBIN(25;[.B8])" office:value-type="float" office:value="25" calcext:value-type="float">
            <text:p>25</text:p>
          </table:table-cell>
          <table:table-cell table:formula="of:=1/HYPGEOMDIST([.B8];22;25;75)" office:value-type="float" office:value="3067.52930604014" calcext:value-type="float">
            <text:p>3,067.53</text:p>
          </table:table-cell>
          <table:table-cell table:style-name="ce45" table:formula="of:=[.E$5]/[.D8]" office:value-type="float" office:value="1.68318615157E+015" calcext:value-type="float">
            <text:p>1,683,186,151,570,000</text:p>
          </table:table-cell>
          <table:table-cell table:style-name="ce35"/>
          <table:table-cell table:style-name="ce48" office:value-type="float" office:value="25" calcext:value-type="float">
            <text:p>25</text:p>
          </table:table-cell>
          <table:table-cell table:style-name="ce53" table:number-columns-repeated="7"/>
          <table:table-cell table:style-name="ce57"/>
          <table:table-cell table:style-name="ce62" table:formula="of:=SUM([.G8:.O8])" office:value-type="float" office:value="25" calcext:value-type="float">
            <text:p>25</text:p>
          </table:table-cell>
          <table:table-cell table:formula="of:=[.C8]-[.P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8]+1" office:value-type="float" office:value="2" calcext:value-type="float">
            <text:p>2</text:p>
          </table:table-cell>
          <table:table-cell table:style-name="ce38" table:formula="of:=COMBIN(25;[.B9])" office:value-type="float" office:value="300" calcext:value-type="float">
            <text:p>300</text:p>
          </table:table-cell>
          <table:table-cell table:formula="of:=1/HYPGEOMDIST([.B9];22;25;75)" office:value-type="float" office:value="365.182060242874" calcext:value-type="float">
            <text:p>365.18</text:p>
          </table:table-cell>
          <table:table-cell table:style-name="ce45" table:formula="of:=[.E$5]/[.D9]" office:value-type="float" office:value="1.4138763673188E+016" calcext:value-type="float">
            <text:p>14,138,763,673,188,000</text:p>
          </table:table-cell>
          <table:table-cell table:style-name="ce35"/>
          <table:table-cell table:style-name="ce49" office:value-type="float" office:value="300" calcext:value-type="float">
            <text:p>300</text:p>
          </table:table-cell>
          <table:table-cell table:number-columns-repeated="6"/>
          <table:table-cell table:style-name="ce52"/>
          <table:table-cell table:style-name="ce58"/>
          <table:table-cell table:style-name="ce63" table:formula="of:=SUM([.G9:.O9])" office:value-type="float" office:value="300" calcext:value-type="float">
            <text:p>300</text:p>
          </table:table-cell>
          <table:table-cell table:formula="of:=[.C9]-[.P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9]+1" office:value-type="float" office:value="3" calcext:value-type="float">
            <text:p>3</text:p>
          </table:table-cell>
          <table:table-cell table:style-name="ce38" table:formula="of:=COMBIN(25;[.B10])" office:value-type="float" office:value="2300" calcext:value-type="float">
            <text:p>2,300</text:p>
          </table:table-cell>
          <table:table-cell table:formula="of:=1/HYPGEOMDIST([.B10];22;25;75)" office:value-type="float" office:value="73.8302860925811" calcext:value-type="float">
            <text:p>73.83</text:p>
          </table:table-cell>
          <table:table-cell table:style-name="ce45" table:formula="of:=[.E$5]/[.D10]" office:value-type="float" office:value="6.993366978136E+016" calcext:value-type="float">
            <text:p>69,933,669,781,360,000</text:p>
          </table:table-cell>
          <table:table-cell table:style-name="ce35"/>
          <table:table-cell table:style-name="ce49" office:value-type="float" office:value="2300" calcext:value-type="float">
            <text:p>2,300</text:p>
          </table:table-cell>
          <table:table-cell table:number-columns-repeated="6"/>
          <table:table-cell table:style-name="ce52"/>
          <table:table-cell table:style-name="ce58"/>
          <table:table-cell table:style-name="ce63" table:formula="of:=SUM([.G10:.O10])" office:value-type="float" office:value="2300" calcext:value-type="float">
            <text:p>2,300</text:p>
          </table:table-cell>
          <table:table-cell table:formula="of:=[.C10]-[.P1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0]+1" office:value-type="float" office:value="4" calcext:value-type="float">
            <text:p>4</text:p>
          </table:table-cell>
          <table:table-cell table:style-name="ce38" table:formula="of:=COMBIN(25;[.B11])" office:value-type="float" office:value="12650" calcext:value-type="float">
            <text:p>12,650</text:p>
          </table:table-cell>
          <table:table-cell table:formula="of:=1/HYPGEOMDIST([.B11];22;25;75)" office:value-type="float" office:value="22.6083172723693" calcext:value-type="float">
            <text:p>22.61</text:p>
          </table:table-cell>
          <table:table-cell table:style-name="ce45" table:formula="of:=[.E$5]/[.D11]" office:value-type="float" office:value="2.28377140379754E+017" calcext:value-type="float">
            <text:p>228,377,140,379,754,000</text:p>
          </table:table-cell>
          <table:table-cell table:style-name="ce35"/>
          <table:table-cell table:style-name="ce49" office:value-type="float" office:value="12650" calcext:value-type="float">
            <text:p>12,650</text:p>
          </table:table-cell>
          <table:table-cell table:number-columns-repeated="6"/>
          <table:table-cell table:style-name="ce52"/>
          <table:table-cell table:style-name="ce58"/>
          <table:table-cell table:style-name="ce63" table:formula="of:=SUM([.G11:.O11])" office:value-type="float" office:value="12650" calcext:value-type="float">
            <text:p>12,650</text:p>
          </table:table-cell>
          <table:table-cell table:formula="of:=[.C11]-[.P1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1]+1" office:value-type="float" office:value="5" calcext:value-type="float">
            <text:p>5</text:p>
          </table:table-cell>
          <table:table-cell table:style-name="ce38" table:formula="of:=COMBIN(25;[.B12])" office:value-type="float" office:value="53130" calcext:value-type="float">
            <text:p>53,130</text:p>
          </table:table-cell>
          <table:table-cell table:formula="of:=1/HYPGEOMDIST([.B12];22;25;75)" office:value-type="float" office:value="9.86870992047867" calcext:value-type="float">
            <text:p>9.87</text:p>
          </table:table-cell>
          <table:table-cell table:style-name="ce45" table:formula="of:=[.E$5]/[.D12]" office:value-type="float" office:value="5.23191267051799E+017" calcext:value-type="float">
            <text:p>523,191,267,051,799,000</text:p>
          </table:table-cell>
          <table:table-cell table:style-name="ce35"/>
          <table:table-cell table:style-name="ce49" office:value-type="float" office:value="53118" calcext:value-type="float">
            <text:p>53,118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52"/>
          <table:table-cell table:style-name="ce58"/>
          <table:table-cell table:style-name="ce63" table:formula="of:=SUM([.G12:.O12])" office:value-type="float" office:value="53130" calcext:value-type="float">
            <text:p>53,130</text:p>
          </table:table-cell>
          <table:table-cell table:formula="of:=[.C12]-[.P1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2]+1" office:value-type="float" office:value="6" calcext:value-type="float">
            <text:p>6</text:p>
          </table:table-cell>
          <table:table-cell table:style-name="ce38" table:formula="of:=COMBIN(25;[.B13])" office:value-type="float" office:value="177100" calcext:value-type="float">
            <text:p>177,100</text:p>
          </table:table-cell>
          <table:table-cell table:formula="of:=1/HYPGEOMDIST([.B13];22;25;75)" office:value-type="float" office:value="5.9212259522872" calcext:value-type="float">
            <text:p>5.92</text:p>
          </table:table-cell>
          <table:table-cell table:style-name="ce45" table:formula="of:=[.E$5]/[.D13]" office:value-type="float" office:value="8.71985445086333E+017" calcext:value-type="float">
            <text:p>871,985,445,086,333,000</text:p>
          </table:table-cell>
          <table:table-cell table:style-name="ce35"/>
          <table:table-cell table:style-name="ce49" office:value-type="float" office:value="176860" calcext:value-type="float">
            <text:p>176,860</text:p>
          </table:table-cell>
          <table:table-cell office:value-type="float" office:value="240" calcext:value-type="float">
            <text:p>240</text:p>
          </table:table-cell>
          <table:table-cell table:number-columns-repeated="5"/>
          <table:table-cell table:style-name="ce52"/>
          <table:table-cell table:style-name="ce58"/>
          <table:table-cell table:style-name="ce63" table:formula="of:=SUM([.G13:.O13])" office:value-type="float" office:value="177100" calcext:value-type="float">
            <text:p>177,100</text:p>
          </table:table-cell>
          <table:table-cell table:formula="of:=[.C13]-[.P1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3]+1" office:value-type="float" office:value="7" calcext:value-type="float">
            <text:p>7</text:p>
          </table:table-cell>
          <table:table-cell table:style-name="ce38" table:formula="of:=COMBIN(25;[.B14])" office:value-type="float" office:value="480700" calcext:value-type="float">
            <text:p>480,700</text:p>
          </table:table-cell>
          <table:table-cell table:formula="of:=1/HYPGEOMDIST([.B14];22;25;75)" office:value-type="float" office:value="4.77204065233673" calcext:value-type="float">
            <text:p>4.77</text:p>
          </table:table-cell>
          <table:table-cell table:style-name="ce45" table:formula="of:=[.E$5]/[.D14]" office:value-type="float" office:value="1.08197377676018E+018" calcext:value-type="float">
            <text:p>1,081,973,776,760,180,000</text:p>
          </table:table-cell>
          <table:table-cell table:style-name="ce35"/>
          <table:table-cell table:style-name="ce49" office:value-type="float" office:value="478420" calcext:value-type="float">
            <text:p>478,420</text:p>
          </table:table-cell>
          <table:table-cell office:value-type="float" office:value="2280" calcext:value-type="float">
            <text:p>2280</text:p>
          </table:table-cell>
          <table:table-cell table:number-columns-repeated="5"/>
          <table:table-cell table:style-name="ce52"/>
          <table:table-cell table:style-name="ce58"/>
          <table:table-cell table:style-name="ce63" table:formula="of:=SUM([.G14:.O14])" office:value-type="float" office:value="480700" calcext:value-type="float">
            <text:p>480,700</text:p>
          </table:table-cell>
          <table:table-cell table:formula="of:=[.C14]-[.P1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4]+1" office:value-type="float" office:value="8" calcext:value-type="float">
            <text:p>8</text:p>
          </table:table-cell>
          <table:table-cell table:style-name="ce38" table:formula="of:=COMBIN(25;[.B15])" office:value-type="float" office:value="1081575" calcext:value-type="float">
            <text:p>1,081,575</text:p>
          </table:table-cell>
          <table:table-cell table:formula="of:=1/HYPGEOMDIST([.B15];22;25;75)" office:value-type="float" office:value="5.09017669582584" calcext:value-type="float">
            <text:p>5.09</text:p>
          </table:table-cell>
          <table:table-cell table:style-name="ce45" table:formula="of:=[.E$5]/[.D15]" office:value-type="float" office:value="1.01435041571267E+018" calcext:value-type="float">
            <text:p>1,014,350,415,712,670,000</text:p>
          </table:table-cell>
          <table:table-cell table:style-name="ce35"/>
          <table:table-cell table:style-name="ce49" office:value-type="float" office:value="1067895" calcext:value-type="float">
            <text:p>1,067,895</text:p>
          </table:table-cell>
          <table:table-cell office:value-type="float" office:value="13680" calcext:value-type="float">
            <text:p>13680</text:p>
          </table:table-cell>
          <table:table-cell table:number-columns-repeated="5"/>
          <table:table-cell table:style-name="ce52"/>
          <table:table-cell table:style-name="ce58"/>
          <table:table-cell table:style-name="ce63" table:formula="of:=SUM([.G15:.O15])" office:value-type="float" office:value="1081575" calcext:value-type="float">
            <text:p>1,081,575</text:p>
          </table:table-cell>
          <table:table-cell table:formula="of:=[.C15]-[.P1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5]+1" office:value-type="float" office:value="9" calcext:value-type="float">
            <text:p>9</text:p>
          </table:table-cell>
          <table:table-cell table:style-name="ce38" table:formula="of:=COMBIN(25;[.B16])" office:value-type="float" office:value="2042975" calcext:value-type="float">
            <text:p>2,042,975</text:p>
          </table:table-cell>
          <table:table-cell table:formula="of:=1/HYPGEOMDIST([.B16];22;25;75)" office:value-type="float" office:value="7.12196991474792" calcext:value-type="float">
            <text:p>7.12</text:p>
          </table:table-cell>
          <table:table-cell table:style-name="ce45" table:formula="of:=[.E$5]/[.D16]" office:value-type="float" office:value="7.24971167986835E+017" calcext:value-type="float">
            <text:p>724,971,167,986,835,000</text:p>
          </table:table-cell>
          <table:table-cell table:style-name="ce35"/>
          <table:table-cell table:style-name="ce49" office:value-type="float" office:value="1984881" calcext:value-type="float">
            <text:p>1,984,881</text:p>
          </table:table-cell>
          <table:table-cell office:value-type="float" office:value="58048" calcext:value-type="float">
            <text:p>58048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52"/>
          <table:table-cell table:style-name="ce58"/>
          <table:table-cell table:style-name="ce63" table:formula="of:=SUM([.G16:.O16])" office:value-type="float" office:value="2042975" calcext:value-type="float">
            <text:p>2,042,975</text:p>
          </table:table-cell>
          <table:table-cell table:formula="of:=[.C16]-[.P1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6]+1" office:value-type="float" office:value="10" calcext:value-type="float">
            <text:p>10</text:p>
          </table:table-cell>
          <table:table-cell table:style-name="ce38" table:formula="of:=COMBIN(25;[.B17])" office:value-type="float" office:value="3268760" calcext:value-type="float">
            <text:p>3,268,760</text:p>
          </table:table-cell>
          <table:table-cell table:formula="of:=1/HYPGEOMDIST([.B17];22;25;75)" office:value-type="float" office:value="13.0112911904049" calcext:value-type="float">
            <text:p>13.01</text:p>
          </table:table-cell>
          <table:table-cell table:style-name="ce45" table:formula="of:=[.E$5]/[.D17]" office:value-type="float" office:value="3.96826323529636E+017" calcext:value-type="float">
            <text:p>396,826,323,529,636,000</text:p>
          </table:table-cell>
          <table:table-cell table:style-name="ce35"/>
          <table:table-cell table:style-name="ce49" office:value-type="float" office:value="3083468" calcext:value-type="float">
            <text:p>3,083,468</text:p>
          </table:table-cell>
          <table:table-cell office:value-type="float" office:value="184536" calcext:value-type="float">
            <text:p>184536</text:p>
          </table:table-cell>
          <table:table-cell office:value-type="float" office:value="756" calcext:value-type="float">
            <text:p>756</text:p>
          </table:table-cell>
          <table:table-cell table:number-columns-repeated="4"/>
          <table:table-cell table:style-name="ce52"/>
          <table:table-cell table:style-name="ce58"/>
          <table:table-cell table:style-name="ce63" table:formula="of:=SUM([.G17:.O17])" office:value-type="float" office:value="3268760" calcext:value-type="float">
            <text:p>3,268,760</text:p>
          </table:table-cell>
          <table:table-cell table:formula="of:=[.C17]-[.P1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7]+1" office:value-type="float" office:value="11" calcext:value-type="float">
            <text:p>11</text:p>
          </table:table-cell>
          <table:table-cell table:style-name="ce38" table:formula="of:=COMBIN(25;[.B18])" office:value-type="float" office:value="4457400" calcext:value-type="float">
            <text:p>4,457,400</text:p>
          </table:table-cell>
          <table:table-cell table:formula="of:=1/HYPGEOMDIST([.B18];22;25;75)" office:value-type="float" office:value="31.0102440037982" calcext:value-type="float">
            <text:p>31.01</text:p>
          </table:table-cell>
          <table:table-cell table:style-name="ce45" table:formula="of:=[.E$5]/[.D18]" office:value-type="float" office:value="1.6650055532712E+017" calcext:value-type="float">
            <text:p>166,500,555,327,120,000</text:p>
          </table:table-cell>
          <table:table-cell table:style-name="ce35"/>
          <table:table-cell table:style-name="ce49" office:value-type="float" office:value="3998100" calcext:value-type="float">
            <text:p>3,998,100</text:p>
          </table:table-cell>
          <table:table-cell office:value-type="float" office:value="453480" calcext:value-type="float">
            <text:p>453480</text:p>
          </table:table-cell>
          <table:table-cell office:value-type="float" office:value="5820" calcext:value-type="float">
            <text:p>5820</text:p>
          </table:table-cell>
          <table:table-cell table:number-columns-repeated="4"/>
          <table:table-cell table:style-name="ce52"/>
          <table:table-cell table:style-name="ce58"/>
          <table:table-cell table:style-name="ce63" table:formula="of:=SUM([.G18:.O18])" office:value-type="float" office:value="4457400" calcext:value-type="float">
            <text:p>4,457,400</text:p>
          </table:table-cell>
          <table:table-cell table:formula="of:=[.C18]-[.P1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8]+1" office:value-type="float" office:value="12" calcext:value-type="float">
            <text:p>12</text:p>
          </table:table-cell>
          <table:table-cell table:style-name="ce38" table:formula="of:=COMBIN(25;[.B19])" office:value-type="float" office:value="5200300" calcext:value-type="float">
            <text:p>5,200,300</text:p>
          </table:table-cell>
          <table:table-cell table:formula="of:=1/HYPGEOMDIST([.B19];22;25;75)" office:value-type="float" office:value="96.6553059858646" calcext:value-type="float">
            <text:p>96.66</text:p>
          </table:table-cell>
          <table:table-cell table:style-name="ce45" table:formula="of:=[.E$5]/[.D19]" office:value-type="float" office:value="5.3418928167451E+016" calcext:value-type="float">
            <text:p>53,418,928,167,451,000</text:p>
          </table:table-cell>
          <table:table-cell table:style-name="ce35"/>
          <table:table-cell table:style-name="ce49" office:value-type="float" office:value="4297872" calcext:value-type="float">
            <text:p>4,297,872</text:p>
          </table:table-cell>
          <table:table-cell office:value-type="float" office:value="874664" calcext:value-type="float">
            <text:p>874664</text:p>
          </table:table-cell>
          <table:table-cell office:value-type="float" office:value="27716" calcext:value-type="float">
            <text:p>2771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52"/>
          <table:table-cell table:style-name="ce58"/>
          <table:table-cell table:style-name="ce63" table:formula="of:=SUM([.G19:.O19])" office:value-type="float" office:value="5200300" calcext:value-type="float">
            <text:p>5,200,300</text:p>
          </table:table-cell>
          <table:table-cell table:formula="of:=[.C19]-[.P1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19]+1" office:value-type="float" office:value="13" calcext:value-type="float">
            <text:p>13</text:p>
          </table:table-cell>
          <table:table-cell table:style-name="ce38" table:formula="of:=COMBIN(25;[.B20])" office:value-type="float" office:value="5200300" calcext:value-type="float">
            <text:p>5,200,300</text:p>
          </table:table-cell>
          <table:table-cell table:formula="of:=1/HYPGEOMDIST([.B20];22;25;75)" office:value-type="float" office:value="396.286754542045" calcext:value-type="float">
            <text:p>396.29</text:p>
          </table:table-cell>
          <table:table-cell table:style-name="ce45" table:formula="of:=[.E$5]/[.D20]" office:value-type="float" office:value="1.302900687011E+016" calcext:value-type="float">
            <text:p>13,029,006,870,110,000</text:p>
          </table:table-cell>
          <table:table-cell table:style-name="ce35"/>
          <table:table-cell table:style-name="ce49" office:value-type="float" office:value="3780704" calcext:value-type="float">
            <text:p>3,780,704</text:p>
          </table:table-cell>
          <table:table-cell office:value-type="float" office:value="1328328" calcext:value-type="float">
            <text:p>1328328</text:p>
          </table:table-cell>
          <table:table-cell office:value-type="float" office:value="90492" calcext:value-type="float">
            <text:p>90492</text:p>
          </table:table-cell>
          <table:table-cell office:value-type="float" office:value="776" calcext:value-type="float">
            <text:p>776</text:p>
          </table:table-cell>
          <table:table-cell table:number-columns-repeated="3"/>
          <table:table-cell table:style-name="ce52"/>
          <table:table-cell table:style-name="ce58"/>
          <table:table-cell table:style-name="ce63" table:formula="of:=SUM([.G20:.O20])" office:value-type="float" office:value="5200300" calcext:value-type="float">
            <text:p>5,200,300</text:p>
          </table:table-cell>
          <table:table-cell table:formula="of:=[.C20]-[.P2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0]+1" office:value-type="float" office:value="14" calcext:value-type="float">
            <text:p>14</text:p>
          </table:table-cell>
          <table:table-cell table:style-name="ce38" table:formula="of:=COMBIN(25;[.B21])" office:value-type="float" office:value="4457400" calcext:value-type="float">
            <text:p>4,457,400</text:p>
          </table:table-cell>
          <table:table-cell table:formula="of:=1/HYPGEOMDIST([.B21];22;25;75)" office:value-type="float" office:value="2157.56121917336" calcext:value-type="float">
            <text:p>2,157.56</text:p>
          </table:table-cell>
          <table:table-cell table:style-name="ce45" table:formula="of:=[.E$5]/[.D21]" office:value-type="float" office:value="2.39308289451E+015" calcext:value-type="float">
            <text:p>2,393,082,894,510,000</text:p>
          </table:table-cell>
          <table:table-cell table:style-name="ce35"/>
          <table:table-cell table:style-name="ce49" office:value-type="float" office:value="2664548" calcext:value-type="float">
            <text:p>2,664,548</text:p>
          </table:table-cell>
          <table:table-cell office:value-type="float" office:value="1575736" calcext:value-type="float">
            <text:p>1575736</text:p>
          </table:table-cell>
          <table:table-cell office:value-type="float" office:value="211572" calcext:value-type="float">
            <text:p>211572</text:p>
          </table:table-cell>
          <table:table-cell office:value-type="float" office:value="5536" calcext:value-type="float">
            <text:p>553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2"/>
          <table:table-cell table:style-name="ce58"/>
          <table:table-cell table:style-name="ce63" table:formula="of:=SUM([.G21:.O21])" office:value-type="float" office:value="4457400" calcext:value-type="float">
            <text:p>4,457,400</text:p>
          </table:table-cell>
          <table:table-cell table:formula="of:=[.C21]-[.P2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1]+1" office:value-type="float" office:value="15" calcext:value-type="float">
            <text:p>15</text:p>
          </table:table-cell>
          <table:table-cell table:style-name="ce38" table:formula="of:=COMBIN(25;[.B22])" office:value-type="float" office:value="3268760" calcext:value-type="float">
            <text:p>3,268,760</text:p>
          </table:table-cell>
          <table:table-cell table:formula="of:=1/HYPGEOMDIST([.B22];22;25;75)" office:value-type="float" office:value="15813.9430268956" calcext:value-type="float">
            <text:p>15,813.94</text:p>
          </table:table-cell>
          <table:table-cell table:style-name="ce45" table:formula="of:=[.E$5]/[.D22]" office:value-type="float" office:value="326498131344000" calcext:value-type="float">
            <text:p>326,498,131,344,000</text:p>
          </table:table-cell>
          <table:table-cell table:style-name="ce35"/>
          <table:table-cell table:style-name="ce49" office:value-type="float" office:value="1456572" calcext:value-type="float">
            <text:p>1,456,572</text:p>
          </table:table-cell>
          <table:table-cell office:value-type="float" office:value="1430612" calcext:value-type="float">
            <text:p>1430612</text:p>
          </table:table-cell>
          <table:table-cell office:value-type="float" office:value="358504" calcext:value-type="float">
            <text:p>358504</text:p>
          </table:table-cell>
          <table:table-cell office:value-type="float" office:value="22836" calcext:value-type="float">
            <text:p>2283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52"/>
          <table:table-cell table:style-name="ce58"/>
          <table:table-cell table:style-name="ce63" table:formula="of:=SUM([.G22:.O22])" office:value-type="float" office:value="3268760" calcext:value-type="float">
            <text:p>3,268,760</text:p>
          </table:table-cell>
          <table:table-cell table:formula="of:=[.C22]-[.P2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2]+1" office:value-type="float" office:value="16" calcext:value-type="float">
            <text:p>16</text:p>
          </table:table-cell>
          <table:table-cell table:style-name="ce38" table:formula="of:=COMBIN(25;[.B23])" office:value-type="float" office:value="2042975" calcext:value-type="float">
            <text:p>2,042,975</text:p>
          </table:table-cell>
          <table:table-cell table:formula="of:=1/HYPGEOMDIST([.B23];22;25;75)" office:value-type="float" office:value="159043.084156207" calcext:value-type="float">
            <text:p>159,043.08</text:p>
          </table:table-cell>
          <table:table-cell table:style-name="ce45" table:formula="of:=[.E$5]/[.D23]" office:value-type="float" office:value="32464302832500" calcext:value-type="float">
            <text:p>32,464,302,832,500</text:p>
          </table:table-cell>
          <table:table-cell table:style-name="ce35"/>
          <table:table-cell table:style-name="ce49" office:value-type="float" office:value="587935" calcext:value-type="float">
            <text:p>587,935</text:p>
          </table:table-cell>
          <table:table-cell office:value-type="float" office:value="958328" calcext:value-type="float">
            <text:p>958328</text:p>
          </table:table-cell>
          <table:table-cell office:value-type="float" office:value="435028" calcext:value-type="float">
            <text:p>435028</text:p>
          </table:table-cell>
          <table:table-cell office:value-type="float" office:value="59608" calcext:value-type="float">
            <text:p>59608</text:p>
          </table:table-cell>
          <table:table-cell office:value-type="float" office:value="2068" calcext:value-type="float">
            <text:p>2068</text:p>
          </table:table-cell>
          <table:table-cell office:value-type="float" office:value="8" calcext:value-type="float">
            <text:p>8</text:p>
          </table:table-cell>
          <table:table-cell/>
          <table:table-cell table:style-name="ce52"/>
          <table:table-cell table:style-name="ce58"/>
          <table:table-cell table:style-name="ce63" table:formula="of:=SUM([.G23:.O23])" office:value-type="float" office:value="2042975" calcext:value-type="float">
            <text:p>2,042,975</text:p>
          </table:table-cell>
          <table:table-cell table:formula="of:=[.C23]-[.P2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3]+1" office:value-type="float" office:value="17" calcext:value-type="float">
            <text:p>17</text:p>
          </table:table-cell>
          <table:table-cell table:style-name="ce38" table:formula="of:=COMBIN(25;[.B24])" office:value-type="float" office:value="1081575" calcext:value-type="float">
            <text:p>1,081,575</text:p>
          </table:table-cell>
          <table:table-cell table:formula="of:=1/HYPGEOMDIST([.B24];22;25;75)" office:value-type="float" office:value="2253110.3588796" calcext:value-type="float">
            <text:p>2,253,110.36</text:p>
          </table:table-cell>
          <table:table-cell table:style-name="ce45" table:formula="of:=[.E$5]/[.D24]" office:value-type="float" office:value="2291597847000" calcext:value-type="float">
            <text:p>2,291,597,847,000</text:p>
          </table:table-cell>
          <table:table-cell table:style-name="ce35"/>
          <table:table-cell table:style-name="ce49" office:value-type="float" office:value="162362" calcext:value-type="float">
            <text:p>162,362</text:p>
          </table:table-cell>
          <table:table-cell office:value-type="float" office:value="445644" calcext:value-type="float">
            <text:p>445644</text:p>
          </table:table-cell>
          <table:table-cell office:value-type="float" office:value="363960" calcext:value-type="float">
            <text:p>363960</text:p>
          </table:table-cell>
          <table:table-cell office:value-type="float" office:value="100544" calcext:value-type="float">
            <text:p>100544</text:p>
          </table:table-cell>
          <table:table-cell office:value-type="float" office:value="8883" calcext:value-type="float">
            <text:p>888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style-name="ce58"/>
          <table:table-cell table:style-name="ce63" table:formula="of:=SUM([.G24:.O24])" office:value-type="float" office:value="1081575" calcext:value-type="float">
            <text:p>1,081,575</text:p>
          </table:table-cell>
          <table:table-cell table:formula="of:=[.C24]-[.P2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4]+1" office:value-type="float" office:value="18" calcext:value-type="float">
            <text:p>18</text:p>
          </table:table-cell>
          <table:table-cell table:style-name="ce38" table:formula="of:=COMBIN(25;[.B25])" office:value-type="float" office:value="480700" calcext:value-type="float">
            <text:p>480,700</text:p>
          </table:table-cell>
          <table:table-cell table:formula="of:=1/HYPGEOMDIST([.B25];22;25;75)" office:value-type="float" office:value="46639384.4288078" calcext:value-type="float">
            <text:p>46,639,384.43</text:p>
          </table:table-cell>
          <table:table-cell table:style-name="ce45" table:formula="of:=[.E$5]/[.D25]" office:value-type="float" office:value="110705210000" calcext:value-type="float">
            <text:p>110,705,210,000</text:p>
          </table:table-cell>
          <table:table-cell table:style-name="ce35"/>
          <table:table-cell table:style-name="ce49" office:value-type="float" office:value="27088" calcext:value-type="float">
            <text:p>27,088</text:p>
          </table:table-cell>
          <table:table-cell office:value-type="float" office:value="129888" calcext:value-type="float">
            <text:p>129888</text:p>
          </table:table-cell>
          <table:table-cell office:value-type="float" office:value="194820" calcext:value-type="float">
            <text:p>194820</text:p>
          </table:table-cell>
          <table:table-cell office:value-type="float" office:value="106288" calcext:value-type="float">
            <text:p>106288</text:p>
          </table:table-cell>
          <table:table-cell office:value-type="float" office:value="21256" calcext:value-type="float">
            <text:p>21256</text:p>
          </table:table-cell>
          <table:table-cell office:value-type="float" office:value="1336" calcext:value-type="float">
            <text:p>1336</text:p>
          </table:table-cell>
          <table:table-cell office:value-type="float" office:value="24" calcext:value-type="float">
            <text:p>24</text:p>
          </table:table-cell>
          <table:table-cell table:style-name="ce52"/>
          <table:table-cell table:style-name="ce58"/>
          <table:table-cell table:style-name="ce63" table:formula="of:=SUM([.G25:.O25])" office:value-type="float" office:value="480700" calcext:value-type="float">
            <text:p>480,700</text:p>
          </table:table-cell>
          <table:table-cell table:formula="of:=[.C25]-[.P2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5]+1" office:value-type="float" office:value="19" calcext:value-type="float">
            <text:p>19</text:p>
          </table:table-cell>
          <table:table-cell table:style-name="ce38" table:formula="of:=COMBIN(25;[.B26])" office:value-type="float" office:value="177100" calcext:value-type="float">
            <text:p>177,100</text:p>
          </table:table-cell>
          <table:table-cell table:formula="of:=1/HYPGEOMDIST([.B26];22;25;75)" office:value-type="float" office:value="1487463224.81876" calcext:value-type="float">
            <text:p>1,487,463,224.82</text:p>
          </table:table-cell>
          <table:table-cell table:style-name="ce45" table:formula="of:=[.E$5]/[.D26]" office:value-type="float" office:value="3471160000" calcext:value-type="float">
            <text:p>3,471,160,000</text:p>
          </table:table-cell>
          <table:table-cell table:style-name="ce35"/>
          <table:table-cell table:style-name="ce49" office:value-type="float" office:value="2176" calcext:value-type="float">
            <text:p>2,176</text:p>
          </table:table-cell>
          <table:table-cell office:value-type="float" office:value="19788" calcext:value-type="float">
            <text:p>19788</text:p>
          </table:table-cell>
          <table:table-cell office:value-type="float" office:value="57992" calcext:value-type="float">
            <text:p>57992</text:p>
          </table:table-cell>
          <table:table-cell office:value-type="float" office:value="64292" calcext:value-type="float">
            <text:p>64292</text:p>
          </table:table-cell>
          <table:table-cell office:value-type="float" office:value="28016" calcext:value-type="float">
            <text:p>28016</text:p>
          </table:table-cell>
          <table:table-cell office:value-type="float" office:value="4612" calcext:value-type="float">
            <text:p>4612</text:p>
          </table:table-cell>
          <table:table-cell office:value-type="float" office:value="220" calcext:value-type="float">
            <text:p>220</text:p>
          </table:table-cell>
          <table:table-cell table:style-name="ce52" office:value-type="float" office:value="4" calcext:value-type="float">
            <text:p>4</text:p>
          </table:table-cell>
          <table:table-cell table:style-name="ce58"/>
          <table:table-cell table:style-name="ce63" table:formula="of:=SUM([.G26:.O26])" office:value-type="float" office:value="177100" calcext:value-type="float">
            <text:p>177,100</text:p>
          </table:table-cell>
          <table:table-cell table:formula="of:=[.C26]-[.P2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6]+1" office:value-type="float" office:value="20" calcext:value-type="float">
            <text:p>20</text:p>
          </table:table-cell>
          <table:table-cell table:style-name="ce38" table:formula="of:=COMBIN(25;[.B27])" office:value-type="float" office:value="53130" calcext:value-type="float">
            <text:p>53,130</text:p>
          </table:table-cell>
          <table:table-cell table:formula="of:=1/HYPGEOMDIST([.B27];22;25;75)" office:value-type="float" office:value="79331371990.3341" calcext:value-type="float">
            <text:p>79,331,371,990.33</text:p>
          </table:table-cell>
          <table:table-cell table:style-name="ce45" table:formula="of:=[.E$5]/[.D27]" office:value-type="float" office:value="65084250" calcext:value-type="float">
            <text:p>65,084,250</text:p>
          </table:table-cell>
          <table:table-cell table:style-name="ce35"/>
          <table:table-cell table:style-name="ce49" office:value-type="float" office:value="48" calcext:value-type="float">
            <text:p>48</text:p>
          </table:table-cell>
          <table:table-cell office:value-type="float" office:value="1064" calcext:value-type="float">
            <text:p>1064</text:p>
          </table:table-cell>
          <table:table-cell office:value-type="float" office:value="7296" calcext:value-type="float">
            <text:p>7296</text:p>
          </table:table-cell>
          <table:table-cell office:value-type="float" office:value="18136" calcext:value-type="float">
            <text:p>18136</text:p>
          </table:table-cell>
          <table:table-cell office:value-type="float" office:value="18106" calcext:value-type="float">
            <text:p>18106</text:p>
          </table:table-cell>
          <table:table-cell office:value-type="float" office:value="7368" calcext:value-type="float">
            <text:p>7368</text:p>
          </table:table-cell>
          <table:table-cell office:value-type="float" office:value="1064" calcext:value-type="float">
            <text:p>1064</text:p>
          </table:table-cell>
          <table:table-cell table:style-name="ce52" office:value-type="float" office:value="48" calcext:value-type="float">
            <text:p>48</text:p>
          </table:table-cell>
          <table:table-cell table:style-name="ce58"/>
          <table:table-cell table:style-name="ce63" table:formula="of:=SUM([.G27:.O27])" office:value-type="float" office:value="53130" calcext:value-type="float">
            <text:p>53,130</text:p>
          </table:table-cell>
          <table:table-cell table:formula="of:=[.C27]-[.P2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7]+1" office:value-type="float" office:value="21" calcext:value-type="float">
            <text:p>21</text:p>
          </table:table-cell>
          <table:table-cell table:style-name="ce38" table:formula="of:=COMBIN(25;[.B28])" office:value-type="float" office:value="12650" calcext:value-type="float">
            <text:p>12,650</text:p>
          </table:table-cell>
          <table:table-cell table:formula="of:=1/HYPGEOMDIST([.B28];22;25;75)" office:value-type="float" office:value="8163198177805.38" calcext:value-type="float">
            <text:p>8,163,198,177,805.38</text:p>
          </table:table-cell>
          <table:table-cell table:style-name="ce45" table:formula="of:=[.E$5]/[.D28]" office:value-type="float" office:value="632500" calcext:value-type="float">
            <text:p>632,500</text:p>
          </table:table-cell>
          <table:table-cell table:style-name="ce35"/>
          <table:table-cell table:style-name="ce50"/>
          <table:table-cell table:style-name="Default"/>
          <table:table-cell table:style-name="ce47" office:value-type="float" office:value="186" calcext:value-type="float">
            <text:p>186</text:p>
          </table:table-cell>
          <table:table-cell office:value-type="float" office:value="1498" calcext:value-type="float">
            <text:p>1498</text:p>
          </table:table-cell>
          <table:table-cell office:value-type="float" office:value="4148" calcext:value-type="float">
            <text:p>4148</text:p>
          </table:table-cell>
          <table:table-cell office:value-type="float" office:value="4528" calcext:value-type="float">
            <text:p>4528</text:p>
          </table:table-cell>
          <table:table-cell office:value-type="float" office:value="1998" calcext:value-type="float">
            <text:p>1998</text:p>
          </table:table-cell>
          <table:table-cell office:value-type="float" office:value="282" calcext:value-type="float">
            <text:p>282</text:p>
          </table:table-cell>
          <table:table-cell table:style-name="ce58" office:value-type="float" office:value="10" calcext:value-type="float">
            <text:p>10</text:p>
          </table:table-cell>
          <table:table-cell table:style-name="ce63" table:formula="of:=SUM([.G28:.O28])" office:value-type="float" office:value="12650" calcext:value-type="float">
            <text:p>12,650</text:p>
          </table:table-cell>
          <table:table-cell table:formula="of:=[.C28]-[.P2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/>
          <table:table-cell table:formula="of:=[.B28]+1" office:value-type="float" office:value="22" calcext:value-type="float">
            <text:p>22</text:p>
          </table:table-cell>
          <table:table-cell table:style-name="ce39" table:formula="of:=COMBIN(25;[.B29])" office:value-type="float" office:value="2300" calcext:value-type="float">
            <text:p>2,300</text:p>
          </table:table-cell>
          <table:table-cell table:style-name="ce43" table:formula="of:=1/HYPGEOMDIST([.B29];22;25;75)" office:value-type="float" office:value="2.24487949889648E+015" calcext:value-type="float">
            <text:p>2,244,879,498,896,480.00</text:p>
          </table:table-cell>
          <table:table-cell table:style-name="ce46" table:formula="of:=[.E$5]/[.D29]" office:value-type="float" office:value="2300" calcext:value-type="float">
            <text:p>2,300</text:p>
          </table:table-cell>
          <table:table-cell table:style-name="ce35"/>
          <table:table-cell table:style-name="ce51"/>
          <table:table-cell table:style-name="ce54" table:number-columns-repeated="3"/>
          <table:table-cell table:style-name="ce55" office:value-type="float" office:value="128" calcext:value-type="float">
            <text:p>128</text:p>
          </table:table-cell>
          <table:table-cell table:style-name="ce56" office:value-type="float" office:value="600" calcext:value-type="float">
            <text:p>600</text:p>
          </table:table-cell>
          <table:table-cell table:style-name="ce56" office:value-type="float" office:value="932" calcext:value-type="float">
            <text:p>932</text:p>
          </table:table-cell>
          <table:table-cell table:style-name="ce56" office:value-type="float" office:value="544" calcext:value-type="float">
            <text:p>544</text:p>
          </table:table-cell>
          <table:table-cell table:style-name="ce59" office:value-type="float" office:value="96" calcext:value-type="float">
            <text:p>96</text:p>
          </table:table-cell>
          <table:table-cell table:style-name="ce64" table:formula="of:=SUM([.G29:.O29])" office:value-type="float" office:value="2300" calcext:value-type="float">
            <text:p>2,300</text:p>
          </table:table-cell>
          <table:table-cell table:formula="of:=[.C29]-[.P29]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4T21:58:13.510572009</dc:date>
    <meta:editing-cycles>309</meta:editing-cycles>
    <meta:editing-duration>P1DT21H28M53S</meta:editing-duration>
    <meta:document-statistic meta:table-count="2" meta:cell-count="863" meta:object-count="0"/>
    <meta:user-defined meta:name="Info 1"/>
    <meta:user-defined meta:name="Info 2"/>
    <meta:user-defined meta:name="Info 3"/>
    <meta:user-defined meta:name="Info 4"/>
  </office:meta>
</office:document-meta>
</file>